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34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159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5pt" style:font-size-asian="5pt" style:font-size-complex="5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5cm" svg:y1="11.795cm" svg:x2="18.78cm" svg:y2="11.795cm">
          <text:p/>
        </draw:line>
        <draw:line draw:style-name="gr1" draw:text-style-name="P1" draw:layer="layout" svg:x1="3.54cm" svg:y1="23.86cm" svg:x2="11.795cm" svg:y2="11.795cm">
          <text:p/>
        </draw:line>
        <draw:line draw:style-name="gr1" draw:text-style-name="P1" draw:layer="layout" svg:x1="-0.27cm" svg:y1="23.86cm" svg:x2="7.985cm" svg:y2="11.795cm">
          <text:p/>
        </draw:line>
        <draw:frame draw:style-name="gr2" draw:text-style-name="P2" draw:layer="layout" svg:width="1.213cm" svg:height="0.493cm" svg:x="5.9cm" svg:y="11.795cm">
          <draw:text-box>
            <text:p text:style-name="P2"><text:span text:style-name="T1">theta_p</text:span></text:p>
          </draw:text-box>
        </draw:frame>
        <draw:line draw:style-name="gr1" draw:text-style-name="P1" draw:layer="layout" svg:x1="7.35cm" svg:y1="9.89cm" svg:x2="9.89cm" svg:y2="16.875cm">
          <text:p/>
        </draw:line>
        <draw:frame draw:style-name="gr2" draw:text-style-name="P2" draw:layer="layout" svg:width="1.433cm" svg:height="0.493cm" svg:x="9.256cm" svg:y="12.43cm">
          <draw:text-box>
            <text:p text:style-name="P2"><text:span text:style-name="T1">lambda_p</text:span></text:p>
          </draw:text-box>
        </draw:frame>
        <draw:line draw:style-name="gr3" draw:text-style-name="P1" draw:layer="layout" svg:x1="7.985cm" svg:y1="11.795cm" svg:x2="10.525cm" svg:y2="13.7cm">
          <text:p/>
        </draw:line>
        <draw:line draw:style-name="gr1" draw:text-style-name="P1" draw:layer="layout" svg:x1="7.985cm" svg:y1="11.795cm" svg:x2="7.985cm" svg:y2="21.955cm">
          <text:p/>
        </draw:line>
        <draw:line draw:style-name="gr1" draw:text-style-name="P1" draw:layer="layout" svg:x1="9.255cm" svg:y1="15.605cm" svg:x2="9.255cm" svg:y2="21.955cm">
          <text:p/>
        </draw:line>
        <draw:line draw:style-name="gr3" draw:text-style-name="P1" draw:layer="layout" svg:x1="7.985cm" svg:y1="17.359cm" svg:x2="9.255cm" svg:y2="17.359cm">
          <text:p/>
        </draw:line>
        <draw:frame draw:style-name="gr4" draw:text-style-name="P2" draw:layer="layout" svg:width="1.734cm" svg:height="0.569cm" svg:x="7.888cm" svg:y="17.568cm">
          <draw:text-box>
            <text:p text:style-name="P2"><text:span text:style-name="T1">lambda_c</text:span></text:p>
          </draw:text-box>
        </draw:frame>
        <draw:path draw:style-name="gr5" draw:text-style-name="P3" draw:layer="layout" svg:width="0.635cm" svg:height="0.384cm" draw:transform="rotate (1.5118041980772) translate (7.15152183947753cm 12.4045706739313cm)" svg:viewBox="0 0 636 385" svg:d="m636 15741c-694 5-635 385-635 385">
          <text:p/>
        </draw:path>
        <draw:path draw:style-name="gr5" draw:text-style-name="P3" draw:layer="layout" svg:width="0.84cm" svg:height="0.332cm" draw:transform="rotate (1.15453530019403) translate (8.261cm 12.469cm)" svg:viewBox="0 0 841 333" svg:d="m0 25195c576 607 841 198 841 198">
          <text:p/>
        </draw:path>
        <draw:frame draw:style-name="gr2" draw:text-style-name="P2" draw:layer="layout" svg:width="1.201cm" svg:height="0.493cm" svg:x="8.697cm" svg:y="11.724cm">
          <draw:text-box>
            <text:p text:style-name="P2"><text:span text:style-name="T1">theta_s</text:span></text:p>
          </draw:text-box>
        </draw:frame>
      </draw:page>
      <draw:page draw:name="page2" draw:style-name="dp1" draw:master-page-name="Default">
        <draw:line draw:style-name="gr1" draw:text-style-name="P1" draw:layer="layout" svg:x1="1.635cm" svg:y1="11.795cm" svg:x2="18.78cm" svg:y2="11.795cm">
          <text:p/>
        </draw:line>
        <draw:line draw:style-name="gr1" draw:text-style-name="P1" draw:layer="layout" svg:x1="3.54cm" svg:y1="23.86cm" svg:x2="11.795cm" svg:y2="11.795cm">
          <text:p/>
        </draw:line>
        <draw:line draw:style-name="gr1" draw:text-style-name="P1" draw:layer="layout" svg:x1="-0.27cm" svg:y1="23.86cm" svg:x2="7.985cm" svg:y2="11.795cm">
          <text:p/>
        </draw:line>
        <draw:frame draw:style-name="gr2" draw:text-style-name="P2" draw:layer="layout" svg:width="1.213cm" svg:height="0.493cm" svg:x="5.9cm" svg:y="11.795cm">
          <draw:text-box>
            <text:p text:style-name="P2"><text:span text:style-name="T1">theta_p</text:span></text:p>
          </draw:text-box>
        </draw:frame>
        <draw:line draw:style-name="gr1" draw:text-style-name="P1" draw:layer="layout" svg:x1="7.35cm" svg:y1="9.89cm" svg:x2="9.89cm" svg:y2="16.875cm">
          <text:p/>
        </draw:line>
        <draw:frame draw:style-name="gr6" draw:text-style-name="P2" draw:layer="layout" svg:width="1.454cm" svg:height="0.493cm" svg:x="9.256cm" svg:y="12.43cm">
          <draw:text-box>
            <text:p text:style-name="P2"><text:span text:style-name="T1">lambda_p</text:span></text:p>
          </draw:text-box>
        </draw:frame>
        <draw:line draw:style-name="gr3" draw:text-style-name="P1" draw:layer="layout" svg:x1="7.985cm" svg:y1="11.795cm" svg:x2="10.525cm" svg:y2="13.7cm">
          <text:p/>
        </draw:line>
        <draw:line draw:style-name="gr1" draw:text-style-name="P1" draw:layer="layout" svg:x1="7.985cm" svg:y1="11.795cm" svg:x2="7.985cm" svg:y2="21.955cm">
          <text:p/>
        </draw:line>
        <draw:line draw:style-name="gr1" draw:text-style-name="P1" draw:layer="layout" svg:x1="9.255cm" svg:y1="15.605cm" svg:x2="9.255cm" svg:y2="21.955cm">
          <text:p/>
        </draw:line>
        <draw:line draw:style-name="gr3" draw:text-style-name="P1" draw:layer="layout" svg:x1="7.985cm" svg:y1="17.359cm" svg:x2="9.255cm" svg:y2="17.359cm">
          <text:p/>
        </draw:line>
        <draw:frame draw:style-name="gr4" draw:text-style-name="P2" draw:layer="layout" svg:width="1.734cm" svg:height="0.569cm" svg:x="7.888cm" svg:y="17.568cm">
          <draw:text-box>
            <text:p text:style-name="P2"><text:span text:style-name="T1">lambda_c</text:span></text:p>
          </draw:text-box>
        </draw:frame>
        <draw:path draw:style-name="gr5" draw:text-style-name="P3" draw:layer="layout" svg:width="0.635cm" svg:height="0.384cm" draw:transform="rotate (1.5118041980772) translate (7.15152183947753cm 12.4045706739313cm)" svg:viewBox="0 0 636 385" svg:d="m636 15741c-694 5-635 385-635 385">
          <text:p/>
        </draw:path>
        <draw:path draw:style-name="gr5" draw:text-style-name="P3" draw:layer="layout" svg:width="0.84cm" svg:height="0.332cm" draw:transform="rotate (1.15453530019403) translate (8.261cm 12.469cm)" svg:viewBox="0 0 841 333" svg:d="m0 25195c576 607 841 198 841 198">
          <text:p/>
        </draw:path>
        <draw:frame draw:style-name="gr2" draw:text-style-name="P2" draw:layer="layout" svg:width="1.201cm" svg:height="0.493cm" svg:x="8.697cm" svg:y="11.724cm">
          <draw:text-box>
            <text:p text:style-name="P2"><text:span text:style-name="T1">theta_s</text:span></text:p>
          </draw:text-box>
        </draw:frame>
        <draw:path draw:style-name="gr5" draw:text-style-name="P3" draw:layer="layout" svg:width="0.558cm" svg:height="0.313cm" draw:transform="rotate (-0.904080552532892) translate (8.486cm 16.72cm)" svg:viewBox="0 0 559 314" svg:d="m0 7342c501 0 559 314 559 314l-3-20">
          <text:p/>
        </draw:path>
        <draw:frame draw:style-name="gr2" draw:text-style-name="P2" draw:layer="layout" svg:width="1.213cm" svg:height="0.493cm" svg:x="8.148cm" svg:y="16.677cm">
          <draw:text-box>
            <text:p text:style-name="P4"><text:span text:style-name="T1">theta_p</text:span></text:p>
          </draw:text-box>
        </draw:frame>
        <draw:frame draw:style-name="gr7" draw:text-style-name="P5" draw:layer="layout" svg:width="9.498cm" svg:height="7.415cm" svg:x="11.016cm" svg:y="12.605cm">
          <draw:text-box>
            <text:p text:style-name="P5"><text:span text:style-name="T2">theta_p, lambda_p, and lambda_c are known,</text:span></text:p>
            <text:p text:style-name="P5"><text:span text:style-name="T2">R1-3, theta_s is unknown.</text:span></text:p>
            <text:p text:style-name="P5"><text:span text:style-name="T2"/></text:p>
            <text:p text:style-name="P5"><text:span text:style-name="T2"/></text:p>
            <text:p text:style-name="P5"><text:span text:style-name="T2">1. <text:s/>R3 = R1 cos(90-theta_p) – R2 cos(180-(theta_s+theta_p))</text:span></text:p>
            <text:p text:style-name="P5"><text:span text:style-name="T2">1b. R3 = R1 sin(theta_p) + R2 cos(theta_s+theta_p)</text:span></text:p>
            <text:p text:style-name="P5"><text:span text:style-name="T2"/></text:p>
            <text:p text:style-name="P5"><text:span text:style-name="T2"/></text:p>
            <text:p text:style-name="P5"><text:span text:style-name="T2">2. <text:s/>lambda_c = R3 cos (theta_p)</text:span></text:p>
            <text:p text:style-name="P5"><text:span text:style-name="T2"/></text:p>
            <text:p text:style-name="P5"><text:span text:style-name="T2">3. <text:s/>lambda_p = R1 sin (90-theta_p) = R1 cos(theta_p)</text:span></text:p>
            <text:p text:style-name="P5"><text:span text:style-name="T2">4. <text:s/>R1 = lambda_p/(cos(theta_p))</text:span></text:p>
            <text:p text:style-name="P5"><text:span text:style-name="T2">5. <text:s/>R2 = lambda_p/(sin(theta_s+theta_p))</text:span></text:p>
            <text:p text:style-name="P5"><text:span text:style-name="T2"/></text:p>
            <text:p text:style-name="P5"><text:span text:style-name="T2">Use 4 and 5 in 1:</text:span></text:p>
            <text:p text:style-name="P5"><text:span text:style-name="T2">6. R3 = lambda_p(tan(90-theta_p) + 1/tan(theta_s+theta_p) )</text:span></text:p>
            <text:p text:style-name="P5"><text:span text:style-name="T2"/></text:p>
            <text:p text:style-name="P5"><text:span text:style-name="T2">Put 6 in 2:</text:span></text:p>
            <text:p text:style-name="P5"><text:span text:style-name="T2">7. lambda_c = <text:s/>lambda_p(tan(theta_p) + 1/tan(theta_s+theta_p) ) cos(theta_p)</text:span></text:p>
            <text:p text:style-name="P5"><text:span text:style-name="T2"/></text:p>
            <text:p text:style-name="P5"><text:span text:style-name="T2">Solve for theta_s:</text:span></text:p>
            <text:p text:style-name="P5"><text:span text:style-name="T2">lambda_c/cos(theta_p) = lambda_p*tan(theta_p) + lambda_p/tan(theta_s+theta_p)</text:span></text:p>
            <text:p text:style-name="P5"><text:span text:style-name="T2"/></text:p>
            <text:p text:style-name="P5"><text:span text:style-name="T2">lambda_p/tan(theta_s+theta_p) <text:s/>= - lambda_p*tan(theta_p) + lambda_c/cos(theta_p)</text:span></text:p>
            <text:p text:style-name="P5"><text:span text:style-name="T2"/></text:p>
            <text:p text:style-name="P5"><text:span text:style-name="T2">lambda_p/( - lambda_p*tan(theta_p) + lambda_c/cos(theta_p)) = tan(theta_s+theta_p)</text:span></text:p>
            <text:p text:style-name="P5"><text:span text:style-name="T2"/></text:p>
            <text:p text:style-name="P5"><text:span text:style-name="T2">theta_s = atan( lambda_p/( lambda_c/cos(theta_p)) - lambda_p*tan(theta_p)</text:span><text:span text:style-name="T2"> ) - theta_p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style-name="gr2" draw:text-style-name="P4" draw:layer="layout" svg:width="0.862cm" svg:height="0.569cm" svg:x="7.365cm" svg:y="14.428cm">
          <draw:text-box>
            <text:p text:style-name="P4">R1</text:p>
          </draw:text-box>
        </draw:frame>
        <draw:frame draw:style-name="gr2" draw:text-style-name="P4" draw:layer="layout" svg:width="0.862cm" svg:height="0.569cm" svg:x="8.247cm" svg:y="13.856cm">
          <draw:text-box>
            <text:p text:style-name="P4">R2</text:p>
          </draw:text-box>
        </draw:frame>
        <draw:frame draw:style-name="gr2" draw:text-style-name="P4" draw:layer="layout" svg:width="0.862cm" svg:height="0.569cm" svg:x="8.212cm" svg:y="15.7cm">
          <draw:text-box>
            <text:p text:style-name="P4">R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05T06:29:01.32</meta:creation-date>
    <dc:date>2010-01-05T08:24:54.26</dc:date>
    <meta:editing-duration>PT01H55M49S</meta:editing-duration>
    <meta:editing-cycles>37</meta:editing-cycles>
    <meta:generator>OpenOffice.org/3.1$Win32 OpenOffice.org_project/310m19$Build-9420</meta:generator>
    <meta:document-statistic meta:object-count="34"/>
  </office:meta>
</office:document-meta>
</file>